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08961b"/>
    </style:style>
    <style:style style:name="P3" style:family="paragraph" style:parent-style-name="Preformatted_20_Text">
      <style:paragraph-properties fo:text-align="end" style:justify-single-word="false"/>
      <style:text-properties officeooo:rsid="0008961b" officeooo:paragraph-rsid="0008961b"/>
    </style:style>
    <style:style style:name="P4" style:family="paragraph" style:parent-style-name="Standard">
      <style:paragraph-properties fo:text-align="start" style:justify-single-word="false"/>
      <style:text-properties officeooo:paragraph-rsid="000a42e1"/>
    </style:style>
    <style:style style:name="P5" style:family="paragraph" style:parent-style-name="Standard">
      <style:paragraph-properties fo:text-align="start" style:justify-single-word="false"/>
      <style:text-properties officeooo:rsid="000a42e1" officeooo:paragraph-rsid="000a42e1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0a9191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a42e1" officeooo:paragraph-rsid="000a42e1"/>
    </style:style>
    <style:style style:name="P8" style:family="paragraph" style:parent-style-name="Standard">
      <style:paragraph-properties fo:text-align="start" style:justify-single-word="false"/>
      <style:text-properties fo:font-weight="bold" officeooo:rsid="000a42e1" officeooo:paragraph-rsid="000a42e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a42e1" officeooo:paragraph-rsid="000a42e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a9191" officeooo:paragraph-rsid="000a9191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5eaf0" officeooo:paragraph-rsid="0015eaf0"/>
    </style:style>
    <style:style style:name="P12" style:family="paragraph" style:parent-style-name="Standard">
      <style:paragraph-properties fo:text-align="start" style:justify-single-word="false"/>
      <style:text-properties officeooo:rsid="0015eaf0" officeooo:paragraph-rsid="0015eaf0"/>
    </style:style>
    <style:style style:name="P13" style:family="paragraph" style:parent-style-name="Standard">
      <style:paragraph-properties fo:text-align="start" style:justify-single-word="false"/>
      <style:text-properties officeooo:rsid="0015eaf0" officeooo:paragraph-rsid="001784e8"/>
    </style:style>
    <style:style style:name="T1" style:family="text">
      <style:text-properties officeooo:rsid="000a42e1"/>
    </style:style>
    <style:style style:name="T2" style:family="text">
      <style:text-properties fo:font-weight="bold" officeooo:rsid="000a42e1" style:font-weight-asian="bold" style:font-weight-complex="bold"/>
    </style:style>
    <style:style style:name="T3" style:family="text">
      <style:text-properties officeooo:rsid="000a9191"/>
    </style:style>
    <style:style style:name="T4" style:family="text">
      <style:text-properties officeooo:rsid="000e8619"/>
    </style:style>
    <style:style style:name="T5" style:family="text">
      <style:text-properties officeooo:rsid="0012cd4a"/>
    </style:style>
    <style:style style:name="T6" style:family="text">
      <style:text-properties fo:font-weight="normal" officeooo:rsid="000a42e1" style:font-weight-asian="normal" style:font-weight-complex="normal"/>
    </style:style>
    <style:style style:name="T7" style:family="text">
      <style:text-properties officeooo:rsid="001784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6384792373351563831" text:style-name="L1">
        <text:list-item>
          <text:p text:style-name="P11">Number of times each element is loaded during the execution of the kernel <text:span text:style-name="T7">is number of columns in the second matrix, I, e width of the matrix.</text:span></text:p>
        </text:list-item>
      </text:list>
      <text:p text:style-name="P12"/>
      <text:p text:style-name="P13"><text:tab/><text:span text:style-name="T7">In case of square matrix of size NxN, the number of times </text:span>each element is loaded during the <text:tab/>execution of the kernel <text:span text:style-name="T7">is N.</text:span></text:p>
      <text:list xml:id="list201013475138551" text:continue-numbering="true" text:style-name="L1">
        <text:list-header>
          <text:p text:style-name="P7"/>
        </text:list-header>
        <text:list-item>
          <text:p text:style-name="P7">Number of memory access in each thread is 2</text:p>
          <text:p text:style-name="P7">Number of floating point computation is <text:span text:style-name="T4">2</text:span></text:p>
        </text:list-item>
      </text:list>
      <text:p text:style-name="P5"><text:tab/></text:p>
      <text:p text:style-name="P4"><text:span text:style-name="T1"><text:tab/>Therefore, the </text:span>ratio <text:span text:style-name="T1">of </text:span>memory-access to floating-point computation <text:span text:style-name="T1">is 1</text:span><text:span text:style-name="T2">:</text:span><text:span text:style-name="T6">1</text:span></text:p>
      <text:p text:style-name="P8"/>
      <text:p text:style-name="P9"><text:tab/>Further, total number of memory access is 2N</text:p>
      <text:p text:style-name="P10"><text:tab/>Total number of floating point computation is <text:span text:style-name="T5">2</text:span>N</text:p>
      <text:p text:style-name="P6"/>
      <text:p text:style-name="P6"><text:tab/><text:span text:style-name="T3">So the ration of all the memory-access to all floating-point computation is also 1:1.</text:span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08961b"/>
    </style:style>
    <style:style style:name="MP2" style:family="paragraph" style:parent-style-name="Preformatted_20_Text">
      <style:paragraph-properties fo:text-align="end" style:justify-single-word="false"/>
      <style:text-properties officeooo:rsid="0008961b" officeooo:paragraph-rsid="0008961b"/>
    </style:style>
    <style:style style:name="MT1" style:family="text">
      <style:text-properties officeooo:rsid="000e861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E5351 Machine Problem <text:span text:style-name="MT1">2</text:span>, Vector <text:span text:style-name="MT1">Multiplication</text:span></text:p>
        <text:p text:style-name="MP2">Shreeganesh Bh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2:06:53.273939042</meta:creation-date>
    <dc:date>2016-09-27T20:10:12.644990862</dc:date>
    <meta:editing-duration>PT42M59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117" meta:character-count="673" meta:non-whitespace-character-count="560"/>
  </office:meta>
</office:document-meta>
</file>